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506cm"/>
    </style:style>
    <style:style style:name="Tabla2.B" style:family="table-column">
      <style:table-column-properties style:column-width="9.301cm"/>
    </style:style>
    <style:style style:name="Tabla2.C" style:family="table-column">
      <style:table-column-properties style:column-width="6.188cm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8.5cm"/>
    </style:style>
    <style:style style:name="Tabla6.B" style:family="table-column">
      <style:table-column-properties style:column-width="8.49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a6.B6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7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a6.B7" style:family="table-cell">
      <style:table-cell-properties fo:background-color="#33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74cm" fo:margin-left="0.014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4.396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2.605cm"/>
    </style:style>
    <style:style style:name="Tabla1.E" style:family="table-column">
      <style:table-column-properties style:column-width="2.82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74cm" fo:margin-left="0.014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4.396cm"/>
    </style:style>
    <style:style style:name="Tabla3.C" style:family="table-column">
      <style:table-column-properties style:column-width="4.112cm"/>
    </style:style>
    <style:style style:name="Tabla3.D" style:family="table-column">
      <style:table-column-properties style:column-width="3.44cm"/>
    </style:style>
    <style:style style:name="Tabla3.E" style:family="table-column">
      <style:table-column-properties style:column-width="2.82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74cm" fo:margin-left="0.014cm" table:align="left"/>
    </style:style>
    <style:style style:name="Tabla4.A" style:family="table-column">
      <style:table-column-properties style:column-width="2.808cm"/>
    </style:style>
    <style:style style:name="Tabla4.B" style:family="table-column">
      <style:table-column-properties style:column-width="2.829cm"/>
    </style:style>
    <style:style style:name="Tabla4.C" style:family="table-column">
      <style:table-column-properties style:column-width="2.85cm"/>
    </style:style>
    <style:style style:name="Tabla4.D" style:family="table-column">
      <style:table-column-properties style:column-width="4.242cm"/>
    </style:style>
    <style:style style:name="Tabla4.E" style:family="table-column">
      <style:table-column-properties style:column-width="4.24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74cm" fo:margin-left="0.014cm" table:align="left"/>
    </style:style>
    <style:style style:name="Tabla5.A" style:family="table-column">
      <style:table-column-properties style:column-width="2.808cm"/>
    </style:style>
    <style:style style:name="Tabla5.B" style:family="table-column">
      <style:table-column-properties style:column-width="2.829cm"/>
    </style:style>
    <style:style style:name="Tabla5.C" style:family="table-column">
      <style:table-column-properties style:column-width="11.337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74cm" fo:margin-left="0.014cm" table:align="left"/>
    </style:style>
    <style:style style:name="Tabla7.A" style:family="table-column">
      <style:table-column-properties style:column-width="1.609cm"/>
    </style:style>
    <style:style style:name="Tabla7.B" style:family="table-column">
      <style:table-column-properties style:column-width="2.341cm"/>
    </style:style>
    <style:style style:name="Tabla7.C" style:family="table-column">
      <style:table-column-properties style:column-width="2.775cm"/>
    </style:style>
    <style:style style:name="Tabla7.D" style:family="table-column">
      <style:table-column-properties style:column-width="5.569cm"/>
    </style:style>
    <style:style style:name="Tabla7.E" style:family="table-column">
      <style:table-column-properties style:column-width="1.304cm"/>
    </style:style>
    <style:style style:name="Tabla7.F" style:family="table-column">
      <style:table-column-properties style:column-width="3.37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974cm" fo:margin-left="0.014cm" table:align="left"/>
    </style:style>
    <style:style style:name="Tabla8.A" style:family="table-column">
      <style:table-column-properties style:column-width="2.808cm"/>
    </style:style>
    <style:style style:name="Tabla8.B" style:family="table-column">
      <style:table-column-properties style:column-width="1.914cm"/>
    </style:style>
    <style:style style:name="Tabla8.C" style:family="table-column">
      <style:table-column-properties style:column-width="8.04cm"/>
    </style:style>
    <style:style style:name="Tabla8.D" style:family="table-column">
      <style:table-column-properties style:column-width="1.383cm"/>
    </style:style>
    <style:style style:name="Tabla8.E" style:family="table-column">
      <style:table-column-properties style:column-width="2.829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1" style:font-size-complex="11pt" style:font-style-complex="italic" style:font-weight-complex="bold"/>
    </style:style>
    <style:style style:name="P2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orphans="0" fo:widows="0" fo:break-before="column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11541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7pt" fo:font-weight="normal" style:font-size-asian="7pt" style:font-weight-asian="normal" style:font-name-complex="Lucida Sans1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7pt" fo:font-weight="normal" officeooo:paragraph-rsid="0008c526" style:font-size-asian="7pt" style:font-weight-asian="normal" style:font-name-complex="Lucida Sans1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officeooo:paragraph-rsid="0008ef65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12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 style:text-emphasize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</style:style>
    <style:style style:name="P18" style:family="paragraph" style:parent-style-name="Standard">
      <style:paragraph-properties fo:margin-left="0cm" fo:margin-right="-0.083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1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1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name-complex="Lucida Sans1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background-color="transparent" style:font-size-asian="8pt" style:font-name-complex="Lucida Sans1" style:font-size-complex="8pt"/>
    </style:style>
    <style:style style:name="P23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4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5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bold" style:font-size-asian="6pt" style:font-style-asian="normal" style:font-weight-asian="bold" style:font-name-complex="Lucida Sans1" style:font-size-complex="6pt" style:font-weight-complex="bold" style:text-emphasize="none"/>
    </style:style>
    <style:style style:name="P26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text-emphasize="none"/>
    </style:style>
    <style:style style:name="P27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text-emphasize="none"/>
    </style:style>
    <style:style style:name="P28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bold" officeooo:paragraph-rsid="001c1ca5" style:font-size-asian="8pt" style:font-style-asian="normal" style:font-weight-asian="bold" style:font-name-complex="Lucida Sans1" style:font-size-complex="8pt" style:font-weight-complex="bold" style:text-emphasize="none"/>
    </style:style>
    <style:style style:name="P29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30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31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weight-complex="bold" style:text-emphasize="none"/>
    </style:style>
    <style:style style:name="P32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officeooo:rsid="001626bd" officeooo:paragraph-rsid="0019cd45" style:font-size-asian="8pt" style:font-style-asian="normal" style:font-weight-asian="normal" style:font-name-complex="Lucida Sans1" style:font-size-complex="8pt" style:font-weight-complex="bold" style:text-emphasize="none"/>
    </style:style>
    <style:style style:name="P33" style:family="paragraph" style:parent-style-name="Preformatted_20_Text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34" style:family="paragraph" style:parent-style-name="Text_20_body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35" style:family="paragraph" style:parent-style-name="Standard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36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weight-complex="bold" style:text-emphasize="none"/>
    </style:style>
    <style:style style:name="P37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c1ca5" style:font-size-asian="8pt" style:font-style-asian="normal" style:font-weight-asian="bold" style:font-name-complex="Lucida Sans1" style:font-size-complex="8pt" style:font-weight-complex="bold" style:text-emphasize="none"/>
    </style:style>
    <style:style style:name="P38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ffd3f" style:font-size-asian="8pt" style:font-style-asian="normal" style:font-weight-asian="bold" style:font-name-complex="Lucida Sans1" style:font-size-complex="8pt" style:font-weight-complex="bold" style:text-emphasize="none"/>
    </style:style>
    <style:style style:name="P39" style:family="paragraph" style:parent-style-name="Text_20_body">
      <style:paragraph-properties fo:margin-left="0cm" fo:margin-right="1cm" fo:margin-top="0cm" fo:margin-bottom="0.101cm" loext:contextual-spacing="false" fo:line-height="100%" fo:text-align="center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normal" style:text-emphasize="none"/>
    </style:style>
    <style:style style:name="P40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P41" style:family="paragraph" style:parent-style-name="Text_20_body" style:master-page-name="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officeooo:paragraph-rsid="001d326e" style:font-size-asian="8pt" style:font-weight-asian="bold" style:font-name-complex="Lucida Sans1" style:font-size-complex="8pt" style:font-weight-complex="bold"/>
    </style:style>
    <style:style style:name="P42" style:family="paragraph" style:parent-style-name="Text_20_body" style:master-page-name="">
      <style:paragraph-properties fo:margin-left="0cm" fo:margin-right="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d326e" style:font-size-asian="8pt" style:font-style-asian="normal" style:font-weight-asian="bold" style:font-name-complex="Lucida Sans1" style:font-size-complex="8pt" style:font-weight-complex="bold" style:text-emphasize="none"/>
    </style:style>
    <style:style style:name="P43" style:family="paragraph" style:parent-style-name="Text_20_body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normal" style:text-emphasize="none"/>
    </style:style>
    <style:style style:name="P44" style:family="paragraph" style:parent-style-name="Text_20_body">
      <loext:graphic-properties draw:fill="none"/>
      <style:paragraph-properties fo:margin-left="0cm" fo:margin-right="0.101cm" fo:margin-top="0cm" fo:margin-bottom="0.101cm" loext:contextual-spacing="false" fo:line-height="1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0f71ab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45" style:family="paragraph" style:parent-style-name="Text_20_body">
      <loext:graphic-properties draw:fill="none"/>
      <style:paragraph-properties fo:margin-left="0cm" fo:margin-right="0.101cm" fo:margin-top="0cm" fo:margin-bottom="0.101cm" loext:contextual-spacing="false" fo:line-height="1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officeooo:paragraph-rsid="000f71ab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T1" style:family="text">
      <style:text-properties fo:color="#221f1f"/>
    </style:style>
    <style:style style:name="T2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T4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12cm" style:font-name-complex="Lucida Sans1"/>
    </style:style>
    <style:style style:name="T6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7" style:family="text">
      <style:text-properties fo:color="#221f1f" fo:font-weight="normal" style:font-weight-asian="normal" style:font-weight-complex="normal"/>
    </style:style>
    <style:style style:name="T8" style:family="text">
      <style:text-properties fo:color="#221f1f" fo:letter-spacing="-0.007cm" fo:font-weight="normal" style:font-weight-asian="normal" style:font-weight-complex="normal"/>
    </style:style>
    <style:style style:name="T9" style:family="text">
      <style:text-properties fo:color="#221f1f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text-outline="false" style:text-line-through-style="none" style:text-line-through-type="none" fo:text-shadow="none" style:text-emphasize="none"/>
    </style:style>
    <style:style style:name="T11" style:family="text">
      <style:text-properties fo:color="#221f1f" style:text-outline="false" style:text-line-through-style="none" style:text-line-through-type="none" fo:text-shadow="none" fo:font-weight="bold" style:font-weight-asian="bold" style:font-weight-complex="bold" style:text-emphasize="none"/>
    </style:style>
    <style:style style:name="T12" style:family="text">
      <style:text-properties fo:color="#221f1f" style:text-outline="false" style:text-line-through-style="none" style:text-line-through-type="none" style:font-name="Arial1" fo:font-size="6pt" fo:letter-spacing="-0.007cm" fo:text-shadow="none" style:font-size-asian="6pt" style:font-size-complex="6pt" style:font-weight-complex="bold" style:text-emphasize="none"/>
    </style:style>
    <style:style style:name="T13" style:family="text">
      <style:text-properties fo:color="#221f1f" style:text-outline="false" style:text-line-through-style="none" style:text-line-through-type="none" style:font-name="Arial1" fo:letter-spacing="-0.007cm" fo:text-shadow="none" fo:background-color="#ffff00" loext:char-shading-value="0" style:font-weight-complex="bold" style:text-emphasize="none"/>
    </style:style>
    <style:style style:name="T14" style:family="text">
      <style:text-properties fo:color="#221f1f" style:text-outline="false" style:text-line-through-style="none" style:text-line-through-type="none" style:font-name="Arial1" fo:letter-spacing="-0.007cm" fo:text-shadow="none" style:font-weight-complex="bold" style:text-emphasize="none"/>
    </style:style>
    <style:style style:name="T15" style:family="text"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style:font-size-asian="6pt" style:font-style-asian="normal" style:font-weight-asian="normal" style:font-name-complex="Lucida Sans1" style:font-size-complex="6pt" style:font-style-complex="normal" style:font-weight-complex="normal" style:text-emphasize="none"/>
    </style:style>
    <style:style style:name="T16" style:family="text">
      <style:text-properties fo:color="#221f1f" style:text-outline="false" style:text-line-through-style="none" style:text-line-through-typ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font-style-complex="normal" style:font-weight-complex="normal" style:text-emphasize="none"/>
    </style:style>
    <style:style style:name="T17" style:family="text">
      <style:text-properties fo:color="#221f1f" style:text-outline="false" style:text-line-through-style="none" style:text-line-through-type="none" style:text-position="-5% 100%" fo:letter-spacing="-0.007cm" fo:font-style="normal" fo:text-shadow="none" style:text-underline-style="none" style:font-style-asian="normal" style:text-emphasize="none"/>
    </style:style>
    <style:style style:name="T18" style:family="text">
      <style:text-properties fo:color="#221f1f" style:text-outline="false" style:text-line-through-style="none" style:text-line-through-type="none" style:text-position="-5% 100%" fo:letter-spacing="-0.012cm" fo:font-style="normal" fo:text-shadow="none" style:text-underline-style="none" style:font-style-asian="normal" style:font-style-complex="normal" style:text-emphasize="none"/>
    </style:style>
    <style:style style:name="T19" style:family="text">
      <style:text-properties fo:color="#221f1f" style:font-name-complex="Lucida Sans1"/>
    </style:style>
    <style:style style:name="T20" style:family="text">
      <style:text-properties fo:color="#221f1f" fo:letter-spacing="-0.012cm" style:font-name-complex="Lucida Sans1"/>
    </style:style>
    <style:style style:name="T21" style:family="text">
      <style:text-properties fo:color="#221f1f" fo:font-size="6pt" style:font-size-asian="6pt" style:font-size-complex="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3300"/>
    </style:style>
    <style:style style:name="T24" style:family="text">
      <style:text-properties style:text-position="-5% 100%" style:font-name="Lucida Sans1"/>
    </style:style>
    <style:style style:name="T25" style:family="text">
      <style:text-properties style:text-position="-5% 100%" style:font-name="Lucida Sans1" fo:font-size="8pt" style:font-size-asian="8pt" style:font-size-complex="8pt"/>
    </style:style>
    <style:style style:name="T26" style:family="text">
      <style:text-properties fo:font-variant="normal" fo:text-transform="none"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fo:background-color="transparent" loext:char-shading-value="0" style:font-size-asian="8pt" style:font-style-asian="normal" style:font-weight-asian="bold" style:font-name-complex="Lucida Sans1" style:font-size-complex="8pt" style:font-weight-complex="bold" style:text-emphasize="none"/>
    </style:style>
    <style:style style:name="T27" style:family="text">
      <style:text-properties fo:font-variant="normal" fo:text-transform="none" style:font-name="Arial" fo:font-weight="normal" fo:background-color="transparent" loext:char-shading-value="0" style:font-weight-asian="normal" style:font-name-complex="Lucida Sans1" style:font-weight-complex="normal"/>
    </style:style>
    <style:style style:name="T28" style:family="text">
      <style:text-properties fo:font-variant="normal" fo:text-transform="none" style:font-name="Arial" fo:background-color="transparent" loext:char-shading-value="0" style:font-name-complex="Lucida Sans1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bold" style:font-size-asian="6pt" style:font-weight-asian="bold" style:font-size-complex="6pt" style:font-weight-complex="bold"/>
    </style:style>
    <style:style style:name="T31" style:family="text">
      <style:text-properties style:font-name="Lucida Sans1"/>
    </style:style>
    <style:style style:name="T32" style:family="text">
      <style:text-properties style:font-name="Lucida Sans1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Arial1" fo:font-size="7pt" fo:font-weight="normal" style:font-size-asian="7pt" style:font-weight-asian="normal" style:font-size-complex="7pt"/>
    </style:style>
    <style:style style:name="T35" style:family="text">
      <style:text-properties style:font-name="Arial1" fo:font-size="6pt" fo:font-weight="normal" style:font-size-asian="6pt" style:font-weight-asian="normal" style:font-size-complex="6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de clientes para crédito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603294358576">
          <table:table-cell table:style-name="Tabla2.A1" office:value-type="string">
            <text:p text:style-name="Table_20_Contents"><draw:frame draw:style-name="fr1" draw:name="image: asimage(o.commercial_partner_id.image_128,size_x=40,size_y=40)" text:anchor-type="paragraph" svg:x="0.15cm" svg:y="0.52cm" svg:width="1.152cm" svg:height="0.658cm" draw:z-index="0"><draw:text-box><text:p text:style-name="Frame_20_contents">Imagen</text:p><text:p text:style-name="Frame_20_contents"/></draw:text-box></draw:frame></text:p>
          </table:table-cell>
          <table:table-cell table:style-name="Tabla2.A1" office:value-type="string">
            <text:p text:style-name="P4"><text:span text:style-name="T2"><text:placeholder text:placeholder-type="text">&lt;o.commercial_partner_id.abc_sales_amount&gt;</text:placeholder></text:span><text:span text:style-name="T2">(</text:span><text:span text:style-name="T2"><text:placeholder text:placeholder-type="text">&lt;o.commercial_partner_id.internal_code&gt;</text:placeholder></text:span><text:span text:style-name="T2">) </text:span><text:span text:style-name="T3"><text:placeholder text:placeholder-type="text">&lt;o.commercial_partner_id.name&gt;</text:placeholder></text:span></text:p>
            <text:p text:style-name="P18"><text:placeholder text:placeholder-type="text">&lt;o.commercial_partner_id.street&gt;</text:placeholder></text:p>
            <text:p text:style-name="P5"><text:span text:style-name="T7">Comercial:</text:span><text:span text:style-name="T1"> </text:span><text:span text:style-name="T1"><text:text-input text:description="&lt;o.commercial_partner_id.user_id&gt;">vendedor</text:text-input></text:span></text:p>
            <text:p text:style-name="P5"><text:span text:style-name="T8">Cond. de Venta:</text:span><text:span text:style-name="T1"> </text:span><text:span text:style-name="T10"><text:placeholder text:placeholder-type="text">&lt;o.commercial_partner_id.property_payment_term_id[0].name&gt;</text:placeholder></text:span></text:p>
            <text:p text:style-name="P7"><text:span text:style-name="T10">Lista de precios: </text:span><text:span text:style-name="T11"><text:placeholder text:placeholder-type="text">&lt;o.commercial_partner_id.property_product_pricelist[0].name&gt;</text:placeholder></text:span><text:span text:style-name="T11"><text:s/>→ </text:span><text:span text:style-name="T12"><text:text-input text:description="&lt;for each=&quot;line5 in o.env['product.pricelist'].search( [['currency_id', '=', 1],['active', '=', 'True']])&quot;&gt;">For each</text:text-input></text:span><text:span text:style-name="T12"><text:s/></text:span><text:span text:style-name="T14"><text:s/></text:span><text:span text:style-name="T13"><text:text-input text:description="&lt; (line5.x_venta_min &lt;= sum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.mapped(lambda line: line.amount_total_signed ))/4&lt;line5.x_venta_max) and line5.name or ''&gt;">fecha</text:text-input></text:span><text:span text:style-name="T13"><text:s/></text:span><text:span text:style-name="T12"><text:text-input text:description="&lt;/for&gt;">End For</text:text-input></text:span></text:p>
            <text:p text:style-name="P6"><text:span text:style-name="T10">Moned</text:span><text:span text:style-name="T11">a: </text:span><text:span text:style-name="T11"><text:placeholder text:placeholder-type="text">&lt;o.commercial_partner_id.currency_id.name&gt;</text:placeholder></text:span></text:p>
          </table:table-cell>
          <table:table-cell table:style-name="Tabla2.A1" office:value-type="string">
            <text:p text:style-name="P3"><text:span text:style-name="T9">Teléfono</text:span><text:span text:style-name="T19">:</text:span><text:span text:style-name="T20"> </text:span><text:span text:style-name="T5"><text:placeholder text:placeholder-type="text">&lt;o.commercial_partner_id.phone&gt;</text:placeholder></text:span></text:p>
            <text:p text:style-name="P2"><text:span text:style-name="T9">Mail</text:span><text:span text:style-name="T19">:</text:span><text:span text:style-name="T20"> </text:span><text:span text:style-name="T5"><text:placeholder text:placeholder-type="text">&lt;o.commercial_partner_id.email&gt;</text:placeholder></text:span></text:p>
            <text:p text:style-name="P9"><text:span text:style-name="T6">CUIT:</text:span><text:span text:style-name="T18"><text:placeholder text:placeholder-type="text">&lt;o.commercial_partner_id.vat&gt;</text:placeholder></text:span></text:p>
            <text:p text:style-name="P8"><text:span text:style-name="T6">Cond. IVA:</text:span><text:span text:style-name="T4"> </text:span><text:span text:style-name="T4"><text:placeholder text:placeholder-type="text">&lt;o.commercial_partner_id.l10n_ar_afip_responsibility_type_id.name&gt;</text:placeholder></text:span>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 table:style-name="TableLine94603294524928">
          <table:table-cell table:style-name="Tabla6.A1" office:value-type="string">
            <text:p text:style-name="P11">venta promedio de cada operación del cuatrimestre *</text:p>
          </table:table-cell>
          <table:table-cell table:style-name="Tabla6.B1" office:value-type="string">
            <text:p text:style-name="P44"><text:span text:style-name="T32"><text:s text:c="2"/></text:span><text:span text:style-name="T32"><text:text-input text:description="&lt;if test=&quot;o.env['account.move'].search_count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&gt;0&quot;&gt;">if</text:text-input></text:span><text:span text:style-name="T31"><text:s/></text:span><text:span text:style-name="T31"><text:text-input text:description="&lt;formatLang(sum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))]]).mapped(lambda line: line.amount_total_signed))/len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))&gt;">sum</text:text-input></text:span><text:span text:style-name="T32"><text:text-input text:description="&lt;/if&gt;">if</text:text-input></text:span></text:p>
          </table:table-cell>
        </table:table-row>
        <table:table-row table:style-name="TableLine94603294550624">
          <table:table-cell table:style-name="Tabla6.A2" office:value-type="string">
            <text:p text:style-name="P11">Promedio de venta del cuatrimestre *</text:p>
          </table:table-cell>
          <table:table-cell table:style-name="Tabla6.B2" office:value-type="string">
            <text:p text:style-name="P45"><text:text-input text:description="&lt;formatLang(sum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.mapped(lambda line: line.amount_total_signed ))/4)&gt;">sum</text:text-input></text:p>
          </table:table-cell>
        </table:table-row>
        <table:table-row table:style-name="TableLine94603294552016">
          <table:table-cell table:style-name="Tabla6.A2" office:value-type="string">
            <text:p text:style-name="P11">Promedio de cobro del cuatrimestre *</text:p>
          </table:table-cell>
          <table:table-cell table:style-name="Tabla6.B2" office:value-type="string">
            <text:p text:style-name="P13"><text:text-input text:description="&lt;formatLang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 ) )]]).mapped(lambda line: line.payments_amount))/4)&gt;">sum</text:text-input></text:p>
          </table:table-cell>
        </table:table-row>
        <table:table-row table:style-name="TableLine94603294552656">
          <table:table-cell table:style-name="Tabla6.A2" office:value-type="string">
            <text:p text:style-name="P11">Deuda sin indexar</text:p>
          </table:table-cell>
          <table:table-cell table:style-name="Tabla6.B2" office:value-type="string">
            <text:p text:style-name="P13"><text:text-input text:description="&lt;formatLang(o.commercial_partner_id.credit)&gt;">sum</text:text-input></text:p>
          </table:table-cell>
        </table:table-row>
        <table:table-row table:style-name="TableLine94603294553296">
          <table:table-cell table:style-name="Tabla6.A2" office:value-type="string">
            <text:p text:style-name="P11">Limite de credito</text:p>
          </table:table-cell>
          <table:table-cell table:style-name="Tabla6.B2" office:value-type="string">
            <text:p text:style-name="P15"><text:text-input text:description="&lt;formatLang(o.commercial_partner_id.credit_limit)&gt;">limite_credito</text:text-input></text:p>
          </table:table-cell>
        </table:table-row>
        <table:table-row table:style-name="TableLine94603294554016">
          <table:table-cell table:style-name="Tabla6.A6" office:value-type="string">
            <text:p text:style-name="P16"><text:span text:style-name="T1">Limite de credito estimado </text:span><text:span text:style-name="T21">(a revisar por encargado)</text:span></text:p>
          </table:table-cell>
          <table:table-cell table:style-name="Tabla6.B6" office:value-type="string">
            <text:p text:style-name="P13"><text:text-input text:description="&lt;formatLang(int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/4*1.25/1000)*1000)&gt;">sum</text:text-input></text:p>
          </table:table-cell>
        </table:table-row>
        <table:table-row table:style-name="TableLine94603294555472">
          <table:table-cell table:style-name="Tabla6.A7" office:value-type="string">
            <text:p text:style-name="P16">Días deuda en la calle</text:p>
            <text:p text:style-name="P16">Días deuda en la calle con cheques</text:p>
          </table:table-cell>
          <table:table-cell table:style-name="Tabla6.B7" office:value-type="string">
            <text:p text:style-name="P14"><text:span text:style-name="T33"><text:s/></text:span><text:text-input text:description="&lt;int(sum(o.env['account.move.line'].search([('partner_id', '=', o.partner_id.commercial_partner_id.id), ('account_id.internal_type', '=', 'receivable'), ('reconciled', '=', False), ('account_id.deprecated', '=', False), ('move_id.state', '=', 'posted'), ('company_id', '=', o.company_id.id)]).mapped(lambda line: line.amount_residual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<text:s/>días</text:p>
            <text:p text:style-name="P14"><text:text-input text:description="&lt;int((sum(o.env['account.move.line'].search([('partner_id', '=', o.commercial_partner_id.id), ('account_id.internal_type', '=', 'receivable'), ('reconciled', '=', False), ('account_id.deprecated', '=', False), ('move_id.state', '=', 'posted'), ('company_id', '=', o.company_id.id)]).mapped(lambda line: line.amount_residual))+sum(o.env['account.check'].search( [['partner_id', '=', o.commercial_partner_id.id], ['payment_date', '&gt;',time.strftime(&quot;%Y-%m-%d&quot;, time.gmtime()) ]]).mapped(lambda line: line.amount)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<text:s/>días</text:p>
          </table:table-cell>
        </table:table-row>
      </table:table>
      <text:p text:style-name="P17"><text:span text:style-name="T15">*en el período de</text:span><text:span text:style-name="T16"> </text:span><text:span text:style-name="T16"><text:text-input text:description="&lt; time.strftime(&quot;%Y-%m-%d&quot;, time.gmtime(time.time( )-120*24*60*60))&gt;">fecha</text:text-input></text:span><text:span text:style-name="T16"><text:s/>y </text:span><text:span text:style-name="T16"><text:text-input text:description="&lt;time.strftime(&quot;%Y-%m-%d&quot;, time.gmtime())&gt;">fecha</text:text-input></text:span></text:p>
      <text:p text:style-name="P12"/>
      <text:p text:style-name="P38">Facturas sin imput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row table:style-name="TableLine94603294557696">
          <table:table-cell table:style-name="Tabla1.A1" office:value-type="string">
            <text:p text:style-name="P19">Fecha</text:p>
          </table:table-cell>
          <table:table-cell table:style-name="Tabla1.A1" office:value-type="string">
            <text:p text:style-name="P19">Documento</text:p>
          </table:table-cell>
          <table:table-cell table:style-name="Tabla1.A1" office:value-type="string">
            <text:p text:style-name="P19">Vencimiento</text:p>
          </table:table-cell>
          <table:table-cell table:style-name="Tabla1.A1" office:value-type="string">
            <text:p text:style-name="P22">Importe</text:p>
          </table:table-cell>
          <table:table-cell table:style-name="Tabla1.A1" office:value-type="string">
            <text:p text:style-name="P20">Saldo</text:p>
          </table:table-cell>
          <table:table-cell table:style-name="Tabla1.F1" office:value-type="string">
            <text:p text:style-name="P20">Saldo Financiero</text:p>
          </table:table-cell>
        </table:table-row>
        <table:table-row table:style-name="TableLine94603294603808">
          <table:table-cell table:style-name="Tabla1.A2" office:value-type="string">
            <text:p text:style-name="P38"><text:span text:style-name="T35"><text:text-input text:description="&lt;for each=&quot;line1 in o.env['account.move.line'].search([('partner_id', '=', o.partner_id.commercial_partner_id.id), ('account_id.internal_type', '=', 'receivable'), ('reconciled', '=', False), ('account_id.deprecated', '=', False), ('move_id.state', '=', 'posted'), ('company_id', '=', o.company_id.id)])&quot;&gt;">For each</text:text-input></text:span><text:span text:style-name="T35"><text:s/></text:span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F2" office:value-type="string">
            <text:p text:style-name="P19"/>
          </table:table-cell>
        </table:table-row>
        <table:table-row table:style-name="TableLine94603294607328">
          <table:table-cell table:style-name="Tabla1.A2" office:value-type="string">
            <text:p text:style-name="P26"><text:text-input text:description="&lt;formatLang(line1.date,date='true')&gt;">fecha</text:text-input><text:s/></text:p>
          </table:table-cell>
          <table:table-cell table:style-name="Tabla1.A2" office:value-type="string">
            <text:p text:style-name="P26"><text:text-input text:description="&lt;line1.move_id.l10n_latam_document_number&gt;">fecha</text:text-input></text:p>
          </table:table-cell>
          <table:table-cell table:style-name="Tabla1.A2" office:value-type="string">
            <text:p text:style-name="P26"><text:text-input text:description="&lt;formatLang(line1.date_maturity,date='true')&gt;">fecha</text:text-input><text:s/></text:p>
          </table:table-cell>
          <table:table-cell table:style-name="Tabla1.A2" office:value-type="string">
            <text:p text:style-name="P27"><text:s/><text:text-input text:description="&lt;if test=&quot;not line1.currency_id&quot;&gt;">if</text:text-input><text:s/><text:text-input text:description="&lt;formatLang(line1.move_id.amount_total)&gt;">importe</text:text-input><text:text-input text:description="&lt;/if&gt;">if</text:text-input><text:s/><text:text-input text:description="&lt;if test=&quot;line1.currency_id&quot;&gt;">if</text:text-input><text:text-input text:description="&lt;line1.currency_id.name&gt;">moneda</text:text-input><text:text-input text:description="&lt;formatLang(line1.amount_currency)&gt;">importe</text:text-input><text:text-input text:description="&lt;/if&gt;">if</text:text-input></text:p>
          </table:table-cell>
          <table:table-cell table:style-name="Tabla1.A2" office:value-type="string">
            <text:p text:style-name="P27"><text:text-input text:description="&lt;formatLang(line1.amount_residual)&gt;">saldo</text:text-input></text:p>
          </table:table-cell>
          <table:table-cell table:style-name="Tabla1.F2" office:value-type="string">
            <text:p text:style-name="P32"><text:text-input text:description="&lt;if test=&quot;time.mktime(line1.date_maturity.timetuple())&gt;=time.mktime(time.gmtime())&quot;&gt;">fecha</text:text-input><text:text-input text:description="&lt;formatLang(line1.balance)&gt;">saldo</text:text-input><text:text-input text:description="&lt;/if&gt;">fecha</text:text-input><text:span text:style-name="T23"><text:text-input text:description="&lt;if test=&quot;time.mktime(line1.date_maturity.timetuple())&lt;time.mktime(time.gmtime())&quot;&gt;">fecha</text:text-input></text:span><text:span text:style-name="T23"><text:text-input text:description="&lt;formatLang(line1.balance)&gt;">saldo</text:text-input></text:span><text:text-input text:description="&lt;/if&gt;">fecha</text:text-input></text:p>
          </table:table-cell>
        </table:table-row>
        <table:table-row table:style-name="TableLine94603294608464">
          <table:table-cell table:style-name="Tabla1.A2" office:value-type="string">
            <text:p text:style-name="P10"><text:text-input text:description="&lt;/for&gt;">End For</text:text-input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F2" office:value-type="string">
            <text:p text:style-name="P24"><text:s/></text:p>
          </table:table-cell>
        </table:table-row>
        <table:table-row table:style-name="TableLine94603294609600"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9"/>
          </table:table-cell>
          <table:table-cell table:style-name="Tabla1.A2" table:number-columns-spanned="3" office:value-type="string">
            <text:p text:style-name="P39">Suma de Facturas sin imputar</text:p>
          </table:table-cell>
          <table:covered-table-cell/>
          <table:covered-table-cell/>
          <table:table-cell table:style-name="Tabla1.F2" office:value-type="string">
            <text:p text:style-name="P28"><text:span text:style-name="T24">$</text:span><text:span text:style-name="T24"><text:text-input text:description="&lt;formatLang(sum(o.env['account.move.line'].search( [('partner_id', '=', o.partner_id.commercial_partner_id.id), ('account_id.internal_type', '=', 'receivable'), ('reconciled', '=', False), ('account_id.deprecated', '=', False), ('move_id.state', '=', 'posted'), ('company_id', '=', o.company_id.id)]).mapped(lambda line: line.amount_residual)))&gt;">sum</text:text-input></text:span></text:p>
          </table:table-cell>
        </table:table-row>
      </table:table>
      <text:p text:style-name="P36"/>
      <text:p text:style-name="P37">Últimos recibos 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603294611904">
          <table:table-cell table:style-name="Tabla3.A1" office:value-type="string">
            <text:p text:style-name="P19">Fecha</text:p>
          </table:table-cell>
          <table:table-cell table:style-name="Tabla3.A1" office:value-type="string">
            <text:p text:style-name="P19">Documento</text:p>
          </table:table-cell>
          <table:table-cell table:style-name="Tabla3.A1" office:value-type="string">
            <text:p text:style-name="P19">Usuario</text:p>
          </table:table-cell>
          <table:table-cell table:style-name="Tabla3.A1" office:value-type="string">
            <text:p text:style-name="P20">Estado</text:p>
          </table:table-cell>
          <table:table-cell table:style-name="Tabla3.E1" office:value-type="string">
            <text:p text:style-name="P20">Importe</text:p>
          </table:table-cell>
        </table:table-row>
        <table:table-row table:style-name="TableLine94603294638320">
          <table:table-cell table:style-name="Tabla3.A2" office:value-type="string">
            <text:p text:style-name="P23"><text:text-input text:description="&lt;for each=&quot;line1 in o.env['account.payment.group'].search( [['partner_id', '=', o.commercial_partner_id.id],['state', '!=', 'draft'], ['payment_date', '&gt;', time.strftime(&quot;%Y-%m-%d&quot;, time.gmtime(time.time( )-120*24*60*60))]])&quot;&gt;">For each</text:text-input><text:s/>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E2" office:value-type="string">
            <text:p text:style-name="P19"/>
          </table:table-cell>
        </table:table-row>
        <table:table-row table:style-name="TableLine94603294641696">
          <table:table-cell table:style-name="Tabla3.A2" office:value-type="string">
            <text:p text:style-name="P26"><text:text-input text:description="&lt;formatLang(line1.payment_date,date='true')&gt;">fecha</text:text-input><text:s/></text:p>
          </table:table-cell>
          <table:table-cell table:style-name="Tabla3.A2" office:value-type="string">
            <text:p text:style-name="P29"><text:text-input text:description="&lt;line1.display_name&gt;">fecha</text:text-input></text:p>
          </table:table-cell>
          <table:table-cell table:style-name="Tabla3.A2" office:value-type="string">
            <text:p text:style-name="P29"><text:text-input text:description="&lt;line1.create_uid.name&gt;">fecha</text:text-input></text:p>
          </table:table-cell>
          <table:table-cell table:style-name="Tabla3.A2" office:value-type="string">
            <text:p text:style-name="P27"><text:text-input text:description="&lt;get_selection_item (line1, 'state')&gt;">fecha</text:text-input></text:p>
          </table:table-cell>
          <table:table-cell table:style-name="Tabla3.E2" office:value-type="string">
            <text:p text:style-name="P27"><text:text-input text:description="&lt;line1.currency_id.name&gt;">moneda</text:text-input><text:s/><text:text-input text:description="&lt;formatLang(line1.payments_amount)&gt;">saldo</text:text-input></text:p>
          </table:table-cell>
        </table:table-row>
        <table:table-row table:style-name="TableLine94603294642672">
          <table:table-cell table:style-name="Tabla3.A2" office:value-type="string">
            <text:p text:style-name="P10"><text:text-input text:description="&lt;/for&gt;">End For</text:text-input>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E2" office:value-type="string">
            <text:p text:style-name="P19"/>
          </table:table-cell>
        </table:table-row>
        <table:table-row table:style-name="TableLine94603294643856"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9"/>
          </table:table-cell>
          <table:table-cell table:style-name="Tabla3.A2" table:number-columns-spanned="2" office:value-type="string">
            <text:p text:style-name="P21">Suma de Últimos<text:span text:style-name="T17"> recibos</text:span></text:p>
          </table:table-cell>
          <table:covered-table-cell/>
          <table:table-cell table:style-name="Tabla3.E2" office:value-type="string">
            <text:p text:style-name="P31">$<text:text-input text:description="&lt;formatLang(sum(o.env['account.payment.group'].search( [['partner_id', '=', o.commercial_partner_id.id],['state', '!=', 'draft'],['payment_date', '&gt;', time.strftime(&quot;%Y-%m-%d&quot;, time.gmtime(time.time( )-120*24*60*60))]]).mapped(lambda line: line.payments_amount)))&gt;">sum</text:text-input></text:p>
          </table:table-cell>
        </table:table-row>
      </table:table>
      <text:p text:style-name="P40"/>
      <text:p text:style-name="P40">Cheques en carter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603294646064">
          <table:table-cell table:style-name="Tabla4.A1" office:value-type="string">
            <text:p text:style-name="P19">Fecha</text:p>
          </table:table-cell>
          <table:table-cell table:style-name="Tabla4.A1" office:value-type="string">
            <text:p text:style-name="P19">Fecha Vencimiento</text:p>
          </table:table-cell>
          <table:table-cell table:style-name="Tabla4.A1" office:value-type="string">
            <text:p text:style-name="P19">Banco</text:p>
          </table:table-cell>
          <table:table-cell table:style-name="Tabla4.A1" office:value-type="string">
            <text:p text:style-name="P20">Numero</text:p>
          </table:table-cell>
          <table:table-cell table:style-name="Tabla4.E1" office:value-type="string">
            <text:p text:style-name="P20">importe</text:p>
          </table:table-cell>
        </table:table-row>
        <table:table-row table:style-name="TableLine94603294674688">
          <table:table-cell table:style-name="Tabla4.A2" office:value-type="string">
            <text:p text:style-name="P23"><text:text-input text:description="&lt;for each=&quot;line1 in o.env['account.check'].search( [['first_partner_id', '=', o.commercial_partner_id.id], ['payment_date', '&gt;', time.strftime(&quot;%Y-%m-%d&quot;, time.gmtime(time.time( )-15*24*60*60))]]).sorted(key=lambda r: (r. payment_date  ))&quot;&gt;">For each</text:text-input><text:s/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19"/>
          </table:table-cell>
        </table:table-row>
        <table:table-row table:style-name="TableLine94603294678064">
          <table:table-cell table:style-name="Tabla4.A2" office:value-type="string">
            <text:p text:style-name="P26"><text:text-input text:description="&lt;formatLang(line1.issue_date,date='true')&gt;">fecha</text:text-input><text:s/></text:p>
          </table:table-cell>
          <table:table-cell table:style-name="Tabla4.A2" office:value-type="string">
            <text:p text:style-name="P26"><text:text-input text:description="&lt;formatLang(line1.payment_date,date='true')&gt;">fecha</text:text-input><text:s/></text:p>
          </table:table-cell>
          <table:table-cell table:style-name="Tabla4.A2" office:value-type="string">
            <text:p text:style-name="P26"><text:text-input text:description="&lt;line1.name&gt;">fecha</text:text-input><text:s/>- <text:text-input text:description="&lt;line1.state&gt;">fecha</text:text-input></text:p>
          </table:table-cell>
          <table:table-cell table:style-name="Tabla4.A2" office:value-type="string">
            <text:p text:style-name="P27"><text:text-input text:description="&lt;line1.bank_id.name&gt;">fimporte</text:text-input><text:s/><text:span text:style-name="T29"><text:text-input text:description="&lt;line1.owner_name&gt;">fimporte</text:text-input></text:span></text:p>
          </table:table-cell>
          <table:table-cell table:style-name="Tabla4.E2" office:value-type="string">
            <text:p text:style-name="P27"><text:text-input text:description="&lt;formatLang(line1.amount)&gt;">fimporte</text:text-input></text:p>
          </table:table-cell>
        </table:table-row>
        <table:table-row table:style-name="TableLine94603294679040">
          <table:table-cell table:style-name="Tabla4.A2" office:value-type="string">
            <text:p text:style-name="P10"><text:text-input text:description="&lt;/for&gt;">End For</text:text-input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24"><text:s/></text:p>
          </table:table-cell>
        </table:table-row>
        <table:table-row table:style-name="TableLine94603294680416"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25"><text:s/><text:span text:style-name="T25"><text:text-input text:description="&lt;formatLang(sum(o.env['account.check'].search( [['first_partner_id', '=', o.commercial_partner_id.id], ['payment_date', '&gt;',time.strftime(&quot;%Y-%m-%d&quot;, time.gmtime(time.time( )-15*24*60*60)) ]]).mapped(lambda line: line.amount)))&gt;">sum</text:text-input></text:span></text:p>
          </table:table-cell>
        </table:table-row>
      </table:table>
      <text:p text:style-name="P35"/>
      <text:p text:style-name="P40">Ultimas comunicaciones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603294682336">
          <table:table-cell table:style-name="Tabla5.A1" office:value-type="string">
            <text:p text:style-name="P19">Fecha</text:p>
          </table:table-cell>
          <table:table-cell table:style-name="Tabla5.A1" office:value-type="string">
            <text:p text:style-name="P19">Usuario </text:p>
          </table:table-cell>
          <table:table-cell table:style-name="Tabla5.C1" office:value-type="string">
            <text:p text:style-name="P19">Nota</text:p>
          </table:table-cell>
        </table:table-row>
        <table:table-row table:style-name="TableLine94603294696048">
          <table:table-cell table:style-name="Tabla5.A2" office:value-type="string">
            <text:p text:style-name="P23"><text:text-input text:description="&lt;for each=&quot;o1 in len(o.commercial_partner_id.message_ids)&gt;=5 and o.commercial_partner_id.message_ids[0:5] or o.commercial_partner_id.message_ids&quot;&gt;">For each</text:text-input><text:s/></text:p>
          </table:table-cell>
          <table:table-cell table:style-name="Tabla5.A2" office:value-type="string">
            <text:p text:style-name="P19"/>
          </table:table-cell>
          <table:table-cell table:style-name="Tabla5.C2" office:value-type="string">
            <text:p text:style-name="P19"/>
          </table:table-cell>
        </table:table-row>
        <table:table-row table:style-name="TableLine94603294698112">
          <table:table-cell table:style-name="Tabla5.A2" office:value-type="string">
            <text:p text:style-name="P26"><text:text-input text:description="&lt;formatLang(o1.date,date='true')&gt;">fecha</text:text-input></text:p>
          </table:table-cell>
          <table:table-cell table:style-name="Tabla5.A2" office:value-type="string">
            <text:p text:style-name="P26"><text:s/><text:text-input text:description="&lt;o1.create_uid.name&gt;">fecha</text:text-input></text:p>
          </table:table-cell>
          <table:table-cell table:style-name="Tabla5.C2" office:value-type="string">
            <text:p text:style-name="P26"><text:text-input text:description="&lt;o1.description&gt;">fecha</text:text-input></text:p>
          </table:table-cell>
        </table:table-row>
        <table:table-row table:style-name="TableLine94603294698912">
          <table:table-cell table:style-name="Tabla5.A2" office:value-type="string">
            <text:p text:style-name="P10"><text:text-input text:description="&lt;/for&gt;">End For</text:text-input></text:p>
          </table:table-cell>
          <table:table-cell table:style-name="Tabla5.A2" office:value-type="string">
            <text:p text:style-name="P19"/>
          </table:table-cell>
          <table:table-cell table:style-name="Tabla5.C2" office:value-type="string">
            <text:p text:style-name="P19"/>
          </table:table-cell>
        </table:table-row>
      </table:table>
      <text:p text:style-name="P33"><text:span text:style-name="Source_20_Text"><text:span text:style-name="T28"/></text:span></text:p>
      <text:p text:style-name="P40">Pendientes de entrega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94603294700464">
          <table:table-cell table:style-name="Tabla7.A1" office:value-type="string">
            <text:p text:style-name="P19">Fecha</text:p>
          </table:table-cell>
          <table:table-cell table:style-name="Tabla7.A1" office:value-type="string">
            <text:p text:style-name="P19">Documento</text:p>
          </table:table-cell>
          <table:table-cell table:style-name="Tabla7.A1" office:value-type="string">
            <text:p text:style-name="P19">Orden de compra</text:p>
          </table:table-cell>
          <table:table-cell table:style-name="Tabla7.A1" office:value-type="string">
            <text:p text:style-name="P19">Producto</text:p>
          </table:table-cell>
          <table:table-cell table:style-name="Tabla7.A1" office:value-type="string">
            <text:p text:style-name="P20">Creador</text:p>
          </table:table-cell>
          <table:table-cell table:style-name="Tabla7.F1" office:value-type="string">
            <text:p text:style-name="P20">Cantidad pedida / cantidad Entregada / cantidad devuelta</text:p>
            <text:p text:style-name="P20">Cantidad facturada</text:p>
          </table:table-cell>
        </table:table-row>
        <text:soft-page-break/>
        <table:table-row table:style-name="TableLine94603294740128">
          <table:table-cell table:style-name="Tabla7.A2" office:value-type="string">
            <text:p text:style-name="P23"><text:text-input text:description="&lt;for each=&quot;line1 in o.env['sale.order.line'].search( [['order_partner_id', '=', o.commercial_partner_id.id],['state', '!=', 'cancel'],['delivery_status', '=', 'to deliver']])&quot;&gt;">For each</text:text-input><text:s/>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F2" office:value-type="string">
            <text:p text:style-name="P19"/>
          </table:table-cell>
        </table:table-row>
        <table:table-row table:style-name="TableLine94603294743712">
          <table:table-cell table:style-name="Tabla7.A2" office:value-type="string">
            <text:p text:style-name="P23"><text:text-input text:description="&lt;formatLang(line1.create_date,date='true')&gt;">fecha</text:text-input><text:s/></text:p>
          </table:table-cell>
          <table:table-cell table:style-name="Tabla7.A2" office:value-type="string">
            <text:p text:style-name="P23"><text:text-input text:description="&lt;line1.order_id&gt;">fecha</text:text-input><text:s/></text:p>
          </table:table-cell>
          <table:table-cell table:style-name="Tabla7.A2" office:value-type="string">
            <text:p text:style-name="P23"><text:text-input text:description="&lt;line1.order_id.purchase_order_number&gt;">fecha</text:text-input></text:p>
          </table:table-cell>
          <table:table-cell table:style-name="Tabla7.A2" office:value-type="string">
            <text:p text:style-name="P29"><text:text-input text:description="&lt;line1.product_brand_id.name&gt;">fecha</text:text-input><text:s/><text:text-input text:description="&lt;line1.internal_code&gt;">fecha</text:text-input><text:s/><text:text-input text:description="&lt;line1.supplier_code&gt;">fecha</text:text-input><text:s/><text:text-input text:description="&lt;line1.name&gt;">fecha</text:text-input></text:p>
          </table:table-cell>
          <table:table-cell table:style-name="Tabla7.A2" office:value-type="string">
            <text:p text:style-name="P24"><text:text-input text:description="&lt;line1.create_uid.name&gt;">fecha</text:text-input></text:p>
          </table:table-cell>
          <table:table-cell table:style-name="Tabla7.F2" office:value-type="string">
            <text:p text:style-name="P42"><text:span text:style-name="T34"><text:text-input text:description="&lt;line1.product_uom_qty&gt;">fecha</text:text-input></text:span><text:span text:style-name="T34">/</text:span><text:span text:style-name="T34"><text:text-input text:description="&lt;line1.qty_delivered&gt;">fecha</text:text-input></text:span><text:span text:style-name="T34">/</text:span><text:span text:style-name="T34"><text:text-input text:description="&lt;line1.quantity_returned&gt;">fecha</text:text-input></text:span><text:span text:style-name="T34">/</text:span><text:span text:style-name="T34"><text:text-input text:description="&lt;line1.qty_invoiced&gt;">fecha</text:text-input></text:span></text:p>
          </table:table-cell>
        </table:table-row>
        <table:table-row table:style-name="TableLine94603294745120">
          <table:table-cell table:style-name="Tabla7.A2" office:value-type="string">
            <text:p text:style-name="P10"><text:text-input text:description="&lt;/for&gt;">End For</text:text-input>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F2" office:value-type="string">
            <text:p text:style-name="P19"/>
          </table:table-cell>
        </table:table-row>
      </table:table>
      <text:p text:style-name="P35"><text:span text:style-name="Source_20_Text"><text:span text:style-name="T26"/></text:span></text:p>
      <text:p text:style-name="P41">Pendientes bloqueados 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eLine94603294747664">
          <table:table-cell table:style-name="Tabla8.A1" office:value-type="string">
            <text:p text:style-name="P19">Fecha</text:p>
          </table:table-cell>
          <table:table-cell table:style-name="Tabla8.A1" office:value-type="string">
            <text:p text:style-name="P19">Documento / orden de compra</text:p>
          </table:table-cell>
          <table:table-cell table:style-name="Tabla8.A1" office:value-type="string">
            <text:p text:style-name="P19">Estado</text:p>
            <text:p text:style-name="P19">Bloqueo</text:p>
          </table:table-cell>
          <table:table-cell table:style-name="Tabla8.A1" office:value-type="string">
            <text:p text:style-name="P20">Creador</text:p>
          </table:table-cell>
          <table:table-cell table:style-name="Tabla8.E1" office:value-type="string">
            <text:p text:style-name="P20">Importe</text:p>
          </table:table-cell>
        </table:table-row>
        <table:table-row table:style-name="TableLine94603294772096">
          <table:table-cell table:style-name="Tabla8.A2" office:value-type="string">
            <text:p text:style-name="P23"><text:text-input text:description="&lt;for each=&quot;line1 in o.env['sale.order'].search( [['partner_id', '=', o.commercial_partner_id.id],['date_order', '&gt;',time.strftime(&quot;%Y-%m-%d&quot;, time.gmtime(time.time( )-30*24*60*60)) ]])&quot;&gt;">For each</text:text-input><text:s/></text:p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  <table:table-row table:style-name="TableLine94603294774832">
          <table:table-cell table:style-name="Tabla8.A2" office:value-type="string">
            <text:p text:style-name="P29"><text:text-input text:description="&lt;formatLang(line1.date_order,date='true')&gt;">fecha</text:text-input><text:s/></text:p>
          </table:table-cell>
          <table:table-cell table:style-name="Tabla8.A2" office:value-type="string">
            <text:p text:style-name="P29"><text:text-input text:description="&lt;line1.name&gt;">fecha</text:text-input><text:s/></text:p>
          </table:table-cell>
          <table:table-cell table:style-name="Tabla8.A2" office:value-type="string">
            <text:p text:style-name="P29"><text:text-input text:description="&lt;line1.state&gt;">fecha</text:text-input></text:p>
            <text:p text:style-name="P29"><text:s/><text:span text:style-name="T30"><text:text-input text:description="&lt;for each=&quot;line2 in line1.exception_ids&quot;&gt;">For each</text:text-input></text:span><text:span text:style-name="T30"><text:s text:c="2"/></text:span><text:span text:style-name="T22"><text:text-input text:description="&lt;line2.name&gt;">fecha</text:text-input></text:span><text:span text:style-name="T22"><text:s/></text:span><text:span text:style-name="T30"><text:text-input text:description="&lt;/for&gt;">End For</text:text-input></text:span></text:p>
          </table:table-cell>
          <table:table-cell table:style-name="Tabla8.A2" office:value-type="string">
            <text:p text:style-name="P30"><text:text-input text:description="&lt;line1.create_uid.name&gt;">fecha</text:text-input></text:p>
          </table:table-cell>
          <table:table-cell table:style-name="Tabla8.E2" office:value-type="string">
            <text:p text:style-name="P30"><text:text-input text:description="&lt;line1.currency_id.name&gt;">fecha</text:text-input><text:s/><text:text-input text:description="&lt;line1.amount_total&gt;">fecha</text:text-input></text:p>
          </table:table-cell>
        </table:table-row>
        <table:table-row table:style-name="TableLine94603294775808">
          <table:table-cell table:style-name="Tabla8.A2" office:value-type="string">
            <text:p text:style-name="P10"><text:text-input text:description="&lt;/for&gt;">End For</text:text-input></text:p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</table:table>
      <text:p text:style-name="P34"><text:span text:style-name="Source_20_Text"><text:span text:style-name="T28"><text:line-break/></text:span></text:span></text:p>
      <text:p text:style-name="P43"><text:span text:style-name="Source_20_Text"><text:span text:style-name="T27"><text:s/></text:span></text:span><text:span text:style-name="Source_20_Text"><text:span text:style-name="T27"><text:subject>1.2</text:subject></text:span></text:span><text:span text:style-name="Source_20_Text"><text:span text:style-name="T27"><text:s text:c="2"/></text:span></text:span><text:span text:style-name="Source_20_Text"><text:span text:style-name="T27"><text:date style:data-style-name="N37" text:date-value="2021-10-05T16:40:30.338235734">05/10/21</text:date></text:span></text:span><text:span text:style-name="Source_20_Text"><text:span text:style-name="T27"><text:s text:c="2"/></text:span></text:span><text:span text:style-name="Source_20_Text"><text:span text:style-name="T27"><text:time style:data-style-name="N41" text:time-value="2021-10-05T16:40:30.338638066">16:40:30</text:time></text:span></text:span><text:span text:style-name="Source_20_Text"><text:span text:style-name="T27"><text:s/>- <text:s/>Página </text:span></text:span><text:span text:style-name="Source_20_Text"><text:span text:style-name="T27"><text:page-number text:select-page="current">2</text:page-number></text:span></text:span><text:span text:style-name="Source_20_Text"><text:span text:style-name="T27">/</text:span></text:span><text:span text:style-name="Source_20_Text"><text:span text:style-name="T27"><text:page-count>2</text:page-count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4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1T08:19:59.55</meta:creation-date>
    <dc:date>2021-10-05T16:40:30.204135359</dc:date>
    <meta:editing-duration>PT2H49M4S</meta:editing-duration>
    <meta:editing-cycles>51</meta:editing-cycles>
    <meta:generator>LibreOffice/6.4.7.2$Linux_X86_64 LibreOffice_project/40$Build-2</meta:generator>
    <dc:description>Version 1.2 - 30 marzo 2019
* adpatacion v11

Version 1.1 - 20 enero 2018
* reporte disponible en clientes y notas de venta 
* lista sugerida segun montos de compra
* mejoras de velocidad por restringiendo numero de reclamos y recibos

version de prueba beta 0.3 - 28 julio 2017
*correccion divicion por cero


version de prueba beta 0.2 - 26 julio 2017
*color rojo para lo vencido
*fechas automaticas</dc:description>
    <dc:subject>1.2</dc:subject>
    <meta:document-statistic meta:table-count="8" meta:image-count="0" meta:object-count="0" meta:page-count="2" meta:paragraph-count="119" meta:word-count="437" meta:character-count="2086" meta:non-whitespace-character-count="1919"/>
  </office:meta>
</office:document-meta>
</file>